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cd0" officeooo:paragraph-rsid="00052cd0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text-properties officeooo:rsid="00052cd0" officeooo:paragraph-rsid="00052cd0"/>
    </style:style>
    <style:style style:name="P4" style:family="paragraph" style:parent-style-name="Text_20_body">
      <style:paragraph-properties fo:line-height="115%"/>
      <style:text-properties officeooo:rsid="00052cd0" officeooo:paragraph-rsid="00052cd0"/>
    </style:style>
    <style:style style:name="T1" style:family="text">
      <style:text-properties fo:color="#000000"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STL</text:p>
      <text:h text:style-name="Heading_20_1" text:outline-level="1"><text:span text:style-name="T1"/></text:h>
      <text:h text:style-name="Heading_20_1" text:outline-level="1"><text:span text:style-name="T1">Task: MTV Define Domain Scope</text:span></text:h>
      <text:p text:style-name="P2"><text:span text:style-name="T1">Create an  one-sentence description of the family of systems that constitutes the domain </text:span>?</text:p>
      <text:p text:style-name="P4">Coopération entres des agents pour réaliser avec le moins coups les tâches disponible.</text:p>
      <text:p text:style-name="P4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32:27.319000000</meta:creation-date>
    <dc:date>2016-03-09T11:46:05.611000000</dc:date>
    <meta:editing-duration>PT13M39S</meta:editing-duration>
    <meta:editing-cycles>1</meta:editing-cycles>
    <meta:document-statistic meta:table-count="0" meta:image-count="0" meta:object-count="0" meta:page-count="1" meta:paragraph-count="4" meta:word-count="33" meta:character-count="209" meta:non-whitespace-character-count="179"/>
    <meta:generator>LibreOffice/4.4.7.2$Windows_x86 LibreOffice_project/f3153a8b245191196a4b6b9abd1d0da16eead600</meta:generator>
  </office:meta>
</office:document-meta>
</file>